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01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1.2882in" fo:break-before="auto" style:use-optimal-row-height="true"/>
    </style:style>
    <style:style style:name="ro6" style:family="table-row">
      <style:table-row-properties style:row-height="1.6063in" fo:break-before="auto" style:use-optimal-row-height="true"/>
    </style:style>
    <style:style style:name="ro7" style:family="table-row">
      <style:table-row-properties style:row-height="1.7654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2.5681in" fo:break-before="auto" style:use-optimal-row-height="true"/>
    </style:style>
    <style:style style:name="ro10" style:family="table-row">
      <style:table-row-properties style:row-height="1.4472in" fo:break-before="auto" style:use-optimal-row-height="true"/>
    </style:style>
    <style:style style:name="ro11" style:family="table-row">
      <style:table-row-properties style:row-height="2.7272in" fo:break-before="auto" style:use-optimal-row-height="true"/>
    </style:style>
    <style:style style:name="ro12" style:family="table-row">
      <style:table-row-properties style:row-height="1.1291in" fo:break-before="auto" style:use-optimal-row-height="true"/>
    </style:style>
    <style:style style:name="ro13" style:family="table-row">
      <style:table-row-properties style:row-height="2.25in" fo:break-before="auto" style:use-optimal-row-height="true"/>
    </style:style>
    <style:style style:name="ro1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_label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ubscale</text:p>
          </table:table-cell>
          <table:table-cell office:value-type="string" calcext:value-type="string">
            <text:p>Keying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numeri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v1_write</text:p>
          </table:table-cell>
          <table:table-cell office:value-type="string" calcext:value-type="string">
            <text:p>Writing Manipulation</text:p>
          </table:table-cell>
          <table:table-cell office:value-type="string" calcext:value-type="string">
            <text:p>1.Write about an everyday experience 2. Write about a spiritual experienc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a xlink:href="https://www.google.com/url?q=https://docs.google.com/document/d/e/2PACX-1vQTWg_KlNuRyKNDnB_UnPt_kOxuJxTlTPLNfjPuq5UTrK25USKV4ZMqacIcnRXDPL7WqPLP6m1_O3qL/pub&amp;sa=D&amp;ust=1612025559151000&amp;usg=AFQjCNFdoaSYrJxr0hleXmb02DeyEbmruQ" xlink:type="simple">https://docs.google.com/document/d/e/2PACX-1vQTWg_KlNuRyKNDnB_UnPt_kOxuJxTlTPLNfjPuq5UTrK25USKV4ZMqacIcnRXDPL7WqPLP6m1_O3qL/pub</text:a></text:p>
          </table:table-cell>
        </table:table-row>
        <table:table-row table:style-name="ro3">
          <table:table-cell office:value-type="string" calcext:value-type="string">
            <text:p>iv1_text</text:p>
          </table:table-cell>
          <table:table-cell office:value-type="string" calcext:value-type="string">
            <text:p>Text from those who wrote about Religious Experience</text:p>
          </table:table-cell>
          <table:table-cell office:value-type="string" calcext:value-type="string">
            <text:p>string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iv2_threat</text:p>
          </table:table-cell>
          <table:table-cell office:value-type="string" calcext:value-type="string">
            <text:p>Threat Manipulation</text:p>
          </table:table-cell>
          <table:table-cell office:value-type="string" calcext:value-type="string">
            <text:p>1. Control 2. Religious Threa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5">
          <table:table-cell office:value-type="string" calcext:value-type="string">
            <text:p>threatened</text:p>
          </table:table-cell>
          <table:table-cell office:value-type="string" calcext:value-type="string">
            <text:p>Assuming that this study was conducted appropriately, do you find these results to be concerning?</text:p>
          </table:table-cell>
          <table:table-cell office:value-type="string" calcext:value-type="string">
            <text:p>0. No 1. Ye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</text:p>
          </table:table-cell>
          <table:table-cell office:value-type="string" calcext:value-type="string">
            <text:p>Hidden meaning transforms unparalleled abstract beauty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</text:p>
          </table:table-cell>
          <table:table-cell office:value-type="string" calcext:value-type="string">
            <text:p>Good health imparts reality to subtle creativity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3</text:p>
          </table:table-cell>
          <table:table-cell office:value-type="string" calcext:value-type="string">
            <text:p>Wholeness quiets infinite phenomena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4</text:p>
          </table:table-cell>
          <table:table-cell office:value-type="string" calcext:value-type="string">
            <text:p>The future explains irrational fact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5</text:p>
          </table:table-cell>
          <table:table-cell office:value-type="string" calcext:value-type="string">
            <text:p>Imagination is inside exponential space time event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6</text:p>
          </table:table-cell>
          <table:table-cell office:value-type="string" calcext:value-type="string">
            <text:p>Your consciousness gives rise to a jumble of neural network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7</text:p>
          </table:table-cell>
          <table:table-cell office:value-type="string" calcext:value-type="string">
            <text:p>Your movement transforms universal observation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8</text:p>
          </table:table-cell>
          <table:table-cell office:value-type="string" calcext:value-type="string">
            <text:p>Perceptual reality transcends subtle truth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9</text:p>
          </table:table-cell>
          <table:table-cell office:value-type="string" calcext:value-type="string">
            <text:p>The invisible is beyond new timelessnes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0</text:p>
          </table:table-cell>
          <table:table-cell office:value-type="string" calcext:value-type="string">
            <text:p>The unexplainable undertakes intrinsic experience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1</text:p>
          </table:table-cell>
          <table:table-cell office:value-type="string" calcext:value-type="string">
            <text:p>We are in the midst of a self-aware blossoming of being that will align us with the nexus itself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2</text:p>
          </table:table-cell>
          <table:table-cell office:value-type="string" calcext:value-type="string">
            <text:p>Consciousness consists of frequencies of quantum energy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3</text:p>
          </table:table-cell>
          <table:table-cell office:value-type="string" calcext:value-type="string">
            <text:p>Consciousness is the growth of coherence, and of u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bullshit_receptivity_scale_14</text:p>
          </table:table-cell>
          <table:table-cell office:value-type="string" calcext:value-type="string">
            <text:p>We are in the midst of a high-frequency blossoming of interconnectedness that will give us access to the quantum soup itself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5</text:p>
          </table:table-cell>
          <table:table-cell office:value-type="string" calcext:value-type="string">
            <text:p>Today, science tells us that the essence of nature is joy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6</text:p>
          </table:table-cell>
          <table:table-cell office:value-type="string" calcext:value-type="string">
            <text:p>As you self-actualize, you will enter into infinite empathy that transcends understanding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7</text:p>
          </table:table-cell>
          <table:table-cell office:value-type="string" calcext:value-type="string">
            <text:p>The infinite is calling to us via superpositions of possibilitie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8</text:p>
          </table:table-cell>
          <table:table-cell office:value-type="string" calcext:value-type="string">
            <text:p>We are being called to explore the totality itself as an interface between serenity and intuition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19</text:p>
          </table:table-cell>
          <table:table-cell office:value-type="string" calcext:value-type="string">
            <text:p>Throughout history, humans have been interacting with the dreamscape via bio-electricity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0</text:p>
          </table:table-cell>
          <table:table-cell office:value-type="string" calcext:value-type="string">
            <text:p>The future will be an astral unveiling of inseparability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1</text:p>
          </table:table-cell>
          <table:table-cell office:value-type="string" calcext:value-type="string">
            <text:p>Attention and intention are the mechanics of manifestation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2</text:p>
          </table:table-cell>
          <table:table-cell office:value-type="string" calcext:value-type="string">
            <text:p>Our minds extend across space and time as waves in the ocean of the one mind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3</text:p>
          </table:table-cell>
          <table:table-cell office:value-type="string" calcext:value-type="string">
            <text:p>Nature is a self-regulating ecosystem of awarenes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4</text:p>
          </table:table-cell>
          <table:table-cell office:value-type="string" calcext:value-type="string">
            <text:p>We are non-local beings that localize as a dot then inflate to become non-local again. The universe is mirrored in u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bullshit_receptivity_scale_25</text:p>
          </table:table-cell>
          <table:table-cell office:value-type="string" calcext:value-type="string">
            <text:p>Mechanics of Manifestation: Intention, detachment, centered in being allowing juxtaposition of possibilities to unfold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6</text:p>
          </table:table-cell>
          <table:table-cell office:value-type="string" calcext:value-type="string">
            <text:p>Mind and matter are subtle and dense vibrations of consciousnes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7</text:p>
          </table:table-cell>
          <table:table-cell office:value-type="string" calcext:value-type="string">
            <text:p>We are not an emergent property of a mechanical universe but the seasonal activity of a living cosmos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8</text:p>
          </table:table-cell>
          <table:table-cell office:value-type="string" calcext:value-type="string">
            <text:p>Every material particle is a relationship of probability waves in a field of infinite possibilities. You are that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29</text:p>
          </table:table-cell>
          <table:table-cell office:value-type="string" calcext:value-type="string">
            <text:p>As beings of light we are local and non-local, time bound and timeless actuality and possibility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bullshit_receptivity_scale_30</text:p>
          </table:table-cell>
          <table:table-cell office:value-type="string" calcext:value-type="string">
            <text:p>Matter is the experience in consciousness of a deeper non-material reality.</text:p>
          </table:table-cell>
          <table:table-cell office:value-type="string" calcext:value-type="string">
            <text:p>1. Not at all profound 2. Somewhat profound 3. Fairly profound 4. Definitely profound 5. Very profound</text:p>
          </table:table-cell>
          <table:table-cell office:value-type="string" calcext:value-type="string">
            <text:p>Bullshit Receptivity Scale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5">
          <table:table-cell office:value-type="string" calcext:value-type="string">
            <text:p>brs_not_naive</text:p>
          </table:table-cell>
          <table:table-cell office:value-type="string" calcext:value-type="string">
            <text:p>Have you ever participated in a study that asked you to rate the previous 30 statements?</text:p>
          </table:table-cell>
          <table:table-cell office:value-type="string" calcext:value-type="string">
            <text:p>1. No 2. Ye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age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emographics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gender</text:p>
          </table:table-cell>
          <table:table-cell office:value-type="string" calcext:value-type="string">
            <text:p>What is your gender?</text:p>
          </table:table-cell>
          <table:table-cell office:value-type="string" calcext:value-type="string">
            <text:p>1. Male 2. Female 3. Other</text:p>
          </table:table-cell>
          <table:table-cell office:value-type="string" calcext:value-type="string">
            <text:p>Demographics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god_belief</text:p>
          </table:table-cell>
          <table:table-cell office:value-type="string" calcext:value-type="string">
            <text:p>Do you believe in God?</text:p>
          </table:table-cell>
          <table:table-cell office:value-type="string" calcext:value-type="string">
            <text:p>1. No 2. Yes</text:p>
          </table:table-cell>
          <table:table-cell office:value-type="string" calcext:value-type="string">
            <text:p>Religiosity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certain_of_god_belief</text:p>
          </table:table-cell>
          <table:table-cell office:value-type="string" calcext:value-type="string">
            <text:p>In regards to your stated belief or unbelief in God, how certain are you?</text:p>
          </table:table-cell>
          <table:table-cell office:value-type="string" calcext:value-type="string">
            <text:p>1. Very Uncertain 2. Uncertain 3. Moderately Uncertain 4. Neutral 5. Moderately Certain 6. Certain 7. Very Certain</text:p>
          </table:table-cell>
          <table:table-cell office:value-type="string" calcext:value-type="string">
            <text:p>Religiosity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6">
          <table:table-cell office:value-type="string" calcext:value-type="string">
            <text:p>prayer_frequency</text:p>
          </table:table-cell>
          <table:table-cell office:value-type="string" calcext:value-type="string">
            <text:p>How often do you pray?</text:p>
          </table:table-cell>
          <table:table-cell office:value-type="string" calcext:value-type="string">
            <text:p>1. Never 2. A few times a month 3. Once a week 4. A few times a week 5. Seldom 6. Once a day 7. Multiple times a day</text:p>
          </table:table-cell>
          <table:table-cell office:value-type="string" calcext:value-type="string">
            <text:p>Religiosity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9">
          <table:table-cell office:value-type="string" calcext:value-type="string">
            <text:p>prayer_duration</text:p>
          </table:table-cell>
          <table:table-cell office:value-type="string" calcext:value-type="string">
            <text:p>What is the average time that you usually pray (in minutes)?</text:p>
          </table:table-cell>
          <table:table-cell office:value-type="string" calcext:value-type="string">
            <text:p>1. 0 Seconds 2. 1-30 Seconds 3. 31-60 Seconds 4. 1-2 Minutes 5. 2-3 Minutes 6. 3-4 Minutes 7. 4-5 Minutes 8. 5-6 Minutes 9. 6-7 Minutes 10. 7-8 Minutes 11. 8-9 Minutes</text:p>
          </table:table-cell>
          <table:table-cell office:value-type="string" calcext:value-type="string">
            <text:p>Religiosity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0">
          <table:table-cell office:value-type="string" calcext:value-type="string">
            <text:p>religious_attendance</text:p>
          </table:table-cell>
          <table:table-cell office:value-type="string" calcext:value-type="string">
            <text:p>How often do you attend religious services?</text:p>
          </table:table-cell>
          <table:table-cell office:value-type="string" calcext:value-type="string">
            <text:p>1. Never 2. Seldom 3. A few times a year 4. Once or twice a year 5. Once a week 6. More than once a week</text:p>
          </table:table-cell>
          <table:table-cell office:value-type="string" calcext:value-type="string">
            <text:p>Religiosity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1">
          <table:table-cell office:value-type="string" calcext:value-type="string">
            <text:p>religious_affiliation</text:p>
          </table:table-cell>
          <table:table-cell office:value-type="string" calcext:value-type="string">
            <text:p>What is your religious denomination?</text:p>
          </table:table-cell>
          <table:table-cell office:value-type="string" calcext:value-type="string">
            <text:p>1. Agnostic 2. Atheist 3. Buddhist 4. Chinese traditional 5. Christian 6. Christian (specifically Catholic) 7. Christian (specifically Protestant) 8. Hindu 9. Muslim 10. No religion 11. Sikh 12. Other</text:p>
          </table:table-cell>
          <table:table-cell office:value-type="string" calcext:value-type="string">
            <text:p>Religiosity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2">
          <table:table-cell office:value-type="string" calcext:value-type="string">
            <text:p>previous_knowledge</text:p>
          </table:table-cell>
          <table:table-cell office:value-type="string" calcext:value-type="string">
            <text:p>Please indicate what you knew about this experiment before participating.</text:p>
          </table:table-cell>
          <table:table-cell office:value-type="string" calcext:value-type="string">
            <text:p>string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0">
          <table:table-cell office:value-type="string" calcext:value-type="string">
            <text:p>purpose_guess</text:p>
          </table:table-cell>
          <table:table-cell office:value-type="string" calcext:value-type="string">
            <text:p>Please write a sentence or two describing what you think the purpose of the study may have been.</text:p>
          </table:table-cell>
          <table:table-cell office:value-type="string" calcext:value-type="string">
            <text:p>sting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3">
          <table:table-cell office:value-type="string" calcext:value-type="string">
            <text:p>purpose_guess_certainty</text:p>
          </table:table-cell>
          <table:table-cell office:value-type="string" calcext:value-type="string">
            <text:p>How certain are you that the research question you just typed in is in fact under investigation in this study?</text:p>
          </table:table-cell>
          <table:table-cell office:value-type="string" calcext:value-type="string">
            <text:p>1. I did not type in a guess. 2. Not at all certain. It is a total guess. 3. A little certain. 4. Moderately certain. 5. Quite certain. 6. 100% certain. This is what is being studied.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date and tim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nd_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ate and tim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4">
          <table:table-cell office:value-type="string" calcext:value-type="string">
            <text:p>brs_total</text:p>
          </table:table-cell>
          <table:table-cell office:value-type="string" calcext:value-type="string">
            <text:p>Bullshit Receptivity Scale - Total Score</text:p>
          </table:table-cell>
          <table:table-cell office:value-type="string" calcext:value-type="string">
            <text:p>numeric</text:p>
          </table:table-cell>
          <table:table-cell table:number-columns-repeated="4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0:53:52.676000000</meta:creation-date>
    <dc:date>2021-01-30T10:56:20.026000000</dc:date>
    <meta:editing-duration>PT2M27S</meta:editing-duration>
    <meta:editing-cycles>1</meta:editing-cycles>
    <meta:document-statistic meta:table-count="1" meta:cell-count="357" meta:object-count="0"/>
    <meta:generator>LibreOffice/7.0.3.1$Windows_X86_64 LibreOffice_project/d7547858d014d4cf69878db179d326fc3483e082</meta:generator>
  </office:meta>
</office:document-meta>
</file>